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entury Gothic" svg:font-family="'Century Gothic'"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5in" style:type="right"/>
        </style:tab-stops>
      </style:paragraph-properties>
    </style:style>
    <style:style style:name="P2" style:family="paragraph" style:parent-style-name="Footer">
      <style:paragraph-properties fo:line-height="100%" fo:text-align="center" style:justify-single-word="false"/>
      <style:text-properties fo:language="en" fo:country="US"/>
    </style:style>
    <style:style style:name="P3" style:family="paragraph" style:parent-style-name="Footer">
      <style:paragraph-properties fo:line-height="100%" fo:text-align="center" style:justify-single-word="false" fo:padding-left="0in" fo:padding-right="0in" fo:padding-top="0in" fo:padding-bottom="0.0138in" fo:border-left="none" fo:border-right="none" fo:border-top="none" fo:border-bottom="1.5pt solid #000000"/>
      <style:text-properties fo:language="en" fo:country="US"/>
    </style:style>
    <style:style style:name="P4" style:family="paragraph" style:parent-style-name="Footer">
      <style:paragraph-properties fo:line-height="100%"/>
      <style:text-properties fo:language="en" fo:country="US"/>
    </style:style>
    <style:style style:name="P5" style:family="paragraph" style:parent-style-name="Footer">
      <style:paragraph-properties fo:line-height="100%"/>
      <style:text-properties fo:language="en" fo:country="US" officeooo:paragraph-rsid="00047476"/>
    </style:style>
    <style:style style:name="P6" style:family="paragraph" style:parent-style-name="Footer">
      <style:paragraph-properties fo:line-height="100%"/>
    </style:style>
    <style:style style:name="P7" style:family="paragraph" style:parent-style-name="Standard">
      <style:paragraph-properties fo:text-align="center" style:justify-single-word="false"/>
      <style:text-properties style:font-name="Cambria" fo:font-size="28pt" fo:language="en" fo:country="US" style:font-size-asian="28pt"/>
    </style:style>
    <style:style style:name="P8" style:family="paragraph" style:parent-style-name="Standard">
      <style:paragraph-properties fo:text-align="center" style:justify-single-word="false"/>
      <style:text-properties style:font-name="Cambria" fo:font-size="28pt" fo:language="en" fo:country="US" fo:font-weight="bold" style:font-size-asian="28pt" style:font-weight-asian="bold"/>
    </style:style>
    <style:style style:name="P9" style:family="paragraph" style:parent-style-name="Standard">
      <style:text-properties style:font-name="Cambria" fo:language="en" fo:country="US"/>
    </style:style>
    <style:style style:name="P10" style:family="paragraph" style:parent-style-name="Standard">
      <style:paragraph-properties fo:text-align="center" style:justify-single-word="false"/>
      <style:text-properties style:font-name="Cambria" fo:font-size="26pt" fo:language="en" fo:country="US" style:font-size-asian="26pt"/>
    </style:style>
    <style:style style:name="P11" style:family="paragraph" style:parent-style-name="Standard">
      <style:paragraph-properties fo:text-align="center" style:justify-single-word="false"/>
      <style:text-properties style:font-name="Cambria" fo:font-size="26pt" fo:language="en" fo:country="US" fo:font-weight="bold" style:font-size-asian="26pt" style:font-weight-asian="bold"/>
    </style:style>
    <style:style style:name="P12" style:family="paragraph" style:parent-style-name="Standard">
      <style:paragraph-properties fo:margin-top="0in" fo:margin-bottom="0in" style:contextual-spacing="false" fo:line-height="100%"/>
      <style:text-properties fo:font-variant="small-caps" fo:letter-spacing="0.0138in" fo:font-weight="bold" style:letter-kerning="true" style:language-asian="zh" style:country-asian="CN" style:font-weight-asian="bold"/>
    </style:style>
    <style:style style:name="P13" style:family="paragraph" style:parent-style-name="Contents_20_1">
      <style:paragraph-properties>
        <style:tab-stops>
          <style:tab-stop style:position="6.5181in" style:type="right" style:leader-style="dotted" style:leader-text="."/>
        </style:tab-stops>
      </style:paragraph-properties>
    </style:style>
    <style:style style:name="P14" style:family="paragraph" style:parent-style-name="Contents_20_2">
      <style:paragraph-properties>
        <style:tab-stops>
          <style:tab-stop style:position="6.5181in"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Footer">
      <style:paragraph-properties fo:line-height="100%"/>
      <style:text-properties fo:language="en" fo:country="US" officeooo:paragraph-rsid="00124889"/>
    </style:style>
    <style:style style:name="P17" style:family="paragraph" style:parent-style-name="Footnote">
      <style:text-properties officeooo:rsid="00148165" officeooo:paragraph-rsid="00148165"/>
    </style:style>
    <style:style style:name="P18" style:family="paragraph" style:parent-style-name="Heading_20_1">
      <style:paragraph-properties fo:break-before="page"/>
    </style:style>
    <style:style style:name="P19" style:family="paragraph" style:parent-style-name="Heading_20_1">
      <style:text-properties officeooo:rsid="00138652" officeooo:paragraph-rsid="00138652"/>
    </style:style>
    <style:style style:name="P20" style:family="paragraph" style:parent-style-name="Heading_20_1">
      <style:text-properties officeooo:rsid="0016d247" officeooo:paragraph-rsid="0016d247"/>
    </style:style>
    <style:style style:name="P21" style:family="paragraph" style:parent-style-name="Heading_20_2">
      <style:text-properties officeooo:rsid="00124889" officeooo:paragraph-rsid="00124889"/>
    </style:style>
    <style:style style:name="P22" style:family="paragraph" style:parent-style-name="Heading_20_2">
      <style:text-properties officeooo:rsid="00138652" officeooo:paragraph-rsid="00138652"/>
    </style:style>
    <style:style style:name="P23" style:family="paragraph" style:parent-style-name="Heading_20_2">
      <style:text-properties officeooo:rsid="0016d247" officeooo:paragraph-rsid="0016d247"/>
    </style:style>
    <style:style style:name="P24" style:family="paragraph" style:parent-style-name="Heading_20_2">
      <style:text-properties officeooo:rsid="0016ffd6" officeooo:paragraph-rsid="0016ffd6"/>
    </style:style>
    <style:style style:name="P25" style:family="paragraph" style:parent-style-name="Standard" style:master-page-name="First_20_Page">
      <style:paragraph-properties style:page-number="auto"/>
      <style:text-properties style:font-name="Cambria" fo:font-size="12pt" fo:language="en" fo:country="US" style:font-size-asian="12pt"/>
    </style:style>
    <style:style style:name="P26" style:family="paragraph" style:parent-style-name="Standard">
      <style:text-properties officeooo:rsid="001efb14" officeooo:paragraph-rsid="001efb14"/>
    </style:style>
    <style:style style:name="P27" style:family="paragraph" style:parent-style-name="Standard">
      <style:text-properties officeooo:rsid="0023d8c4" officeooo:paragraph-rsid="0023d8c4"/>
    </style:style>
    <style:style style:name="P28" style:family="paragraph" style:parent-style-name="Text_20_body">
      <style:text-properties officeooo:rsid="00124889" officeooo:paragraph-rsid="00124889"/>
    </style:style>
    <style:style style:name="P29" style:family="paragraph" style:parent-style-name="Text_20_body">
      <style:text-properties officeooo:rsid="0012e2a6" officeooo:paragraph-rsid="0012e2a6"/>
    </style:style>
    <style:style style:name="P30" style:family="paragraph" style:parent-style-name="Text_20_body">
      <style:text-properties officeooo:rsid="00138652" officeooo:paragraph-rsid="00138652"/>
    </style:style>
    <style:style style:name="P31" style:family="paragraph" style:parent-style-name="Text_20_body">
      <style:text-properties officeooo:rsid="00148165" officeooo:paragraph-rsid="00148165"/>
    </style:style>
    <style:style style:name="P32" style:family="paragraph" style:parent-style-name="Text_20_body" style:list-style-name="L1">
      <style:text-properties officeooo:rsid="00148165" officeooo:paragraph-rsid="00148165"/>
    </style:style>
    <style:style style:name="P33" style:family="paragraph" style:parent-style-name="Text_20_body">
      <style:text-properties officeooo:rsid="0015cc02" officeooo:paragraph-rsid="0015cc02"/>
    </style:style>
    <style:style style:name="P34" style:family="paragraph" style:parent-style-name="Text_20_body">
      <style:text-properties officeooo:rsid="0016d247" officeooo:paragraph-rsid="0016d247"/>
    </style:style>
    <style:style style:name="P35" style:family="paragraph" style:parent-style-name="Text_20_body">
      <style:text-properties officeooo:rsid="0016ffd6" officeooo:paragraph-rsid="0016ffd6"/>
    </style:style>
    <style:style style:name="P36" style:family="paragraph" style:parent-style-name="Text_20_body">
      <style:text-properties officeooo:rsid="0018be07" officeooo:paragraph-rsid="0018be07"/>
    </style:style>
    <style:style style:name="P37" style:family="paragraph" style:parent-style-name="Text_20_body">
      <style:text-properties officeooo:rsid="001c4718" officeooo:paragraph-rsid="001c4718"/>
    </style:style>
    <style:style style:name="P38" style:family="paragraph" style:parent-style-name="Text_20_body">
      <style:text-properties officeooo:rsid="001d59b2" officeooo:paragraph-rsid="001d59b2"/>
    </style:style>
    <style:style style:name="P39" style:family="paragraph" style:parent-style-name="Text_20_body">
      <style:text-properties officeooo:rsid="001efb14" officeooo:paragraph-rsid="001efb14"/>
    </style:style>
    <style:style style:name="P40" style:family="paragraph" style:parent-style-name="Text_20_body">
      <style:text-properties officeooo:rsid="002049cf" officeooo:paragraph-rsid="002049cf"/>
    </style:style>
    <style:style style:name="P41" style:family="paragraph" style:parent-style-name="Text_20_body">
      <style:text-properties officeooo:rsid="0021773c" officeooo:paragraph-rsid="0021773c"/>
    </style:style>
    <style:style style:name="P42" style:family="paragraph" style:parent-style-name="Text_20_body">
      <style:text-properties officeooo:rsid="0023c396" officeooo:paragraph-rsid="0023c396"/>
    </style:style>
    <style:style style:name="T1" style:family="text">
      <style:text-properties fo:language="en" fo:country="US"/>
    </style:style>
    <style:style style:name="T2" style:family="text">
      <style:text-properties officeooo:rsid="00124889"/>
    </style:style>
    <style:style style:name="T3" style:family="text">
      <style:text-properties officeooo:rsid="0012e2a6"/>
    </style:style>
    <style:style style:name="T4" style:family="text">
      <style:text-properties officeooo:rsid="00138652"/>
    </style:style>
    <style:style style:name="T5" style:family="text">
      <style:text-properties officeooo:rsid="00148165"/>
    </style:style>
    <style:style style:name="T6" style:family="text">
      <style:text-properties officeooo:rsid="0015cc02"/>
    </style:style>
    <style:style style:name="T7" style:family="text">
      <style:text-properties officeooo:rsid="0018be07"/>
    </style:style>
    <style:style style:name="T8" style:family="text">
      <style:text-properties officeooo:rsid="001ab3fa"/>
    </style:style>
    <style:style style:name="T9" style:family="text">
      <style:text-properties officeooo:rsid="001c4718"/>
    </style:style>
    <style:style style:name="T10" style:family="text">
      <style:text-properties officeooo:rsid="001d59b2"/>
    </style:style>
    <style:style style:name="T11" style:family="text">
      <style:text-properties officeooo:rsid="001efb14"/>
    </style:style>
    <style:style style:name="T12" style:family="text">
      <style:text-properties officeooo:rsid="0021773c"/>
    </style:style>
    <style:style style:name="T13" style:family="text">
      <style:text-properties officeooo:rsid="0023d8c4"/>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Sea2Cloud, Inc.<text:line-break/>October 22, 2021 <text:s/>10:08 PM</text:p>
      <text:p text:style-name="P7"/>
      <text:p text:style-name="P7"/>
      <text:p text:style-name="P7"/>
      <text:p text:style-name="P8"/>
      <text:p text:style-name="P8"><text:title>Canonical Cryptographic Hash</text:title></text:p>
      <text:p text:style-name="P9"/>
      <text:p text:style-name="P10"><text:subject>Normalizing how Cryptographic Hashes are stored</text:subject></text:p>
      <text:p text:style-name="P11"><text:tab/></text:p>
      <text:p text:style-name="P12"/>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P15">Contents</text:p>
          </text:index-title>
          <text:p text:style-name="P13"><text:a xlink:type="simple" xlink:href="#__RefHeading___Toc1662_1525020944" text:style-name="Index_20_Link" text:visited-style-name="Index_20_Link">Chapter 1. <text:s/>Introduction<text:tab/>3</text:a></text:p>
          <text:p text:style-name="P14"><text:a xlink:type="simple" xlink:href="#__RefHeading___Toc1664_1525020944" text:style-name="Index_20_Link" text:visited-style-name="Index_20_Link">1.1 <text:s/>Challenges of Cryptographic Hashes<text:tab/>3</text:a></text:p>
          <text:p text:style-name="P14"><text:a xlink:type="simple" xlink:href="#__RefHeading___Toc1666_1525020944" text:style-name="Index_20_Link" text:visited-style-name="Index_20_Link">1.2 <text:s/>A proposal for a canonical representation<text:tab/>3</text:a></text:p>
          <text:p text:style-name="P14"><text:a xlink:type="simple" xlink:href="#__RefHeading___Toc1668_1525020944" text:style-name="Index_20_Link" text:visited-style-name="Index_20_Link">1.3 <text:s/>It is all about versions<text:tab/>3</text:a></text:p>
          <text:p text:style-name="P13"><text:a xlink:type="simple" xlink:href="#__RefHeading___Toc1670_1525020944" text:style-name="Index_20_Link" text:visited-style-name="Index_20_Link">Chapter 2. <text:s/>Hash Representations<text:tab/>3</text:a></text:p>
          <text:p text:style-name="P14"><text:a xlink:type="simple" xlink:href="#__RefHeading___Toc1672_1525020944" text:style-name="Index_20_Link" text:visited-style-name="Index_20_Link">2.1 <text:s/>Hash Codes as data<text:tab/>3</text:a></text:p>
          <text:p text:style-name="P14"><text:a xlink:type="simple" xlink:href="#__RefHeading___Toc1674_1525020944" text:style-name="Index_20_Link" text:visited-style-name="Index_20_Link">2.2 <text:s/>Requirements of a canonical representation<text:tab/>4</text:a></text:p>
          <text:p text:style-name="P13"><text:a xlink:type="simple" xlink:href="#__RefHeading___Toc1676_1525020944" text:style-name="Index_20_Link" text:visited-style-name="Index_20_Link">Chapter 3. <text:s/>An approach to canonical cryptogrphic hash<text:tab/>4</text:a></text:p>
          <text:p text:style-name="P14"><text:a xlink:type="simple" xlink:href="#__RefHeading___Toc1678_1525020944" text:style-name="Index_20_Link" text:visited-style-name="Index_20_Link">3.1 <text:s/>Creating a cryptographic Hash ID<text:tab/>4</text:a></text:p>
          <text:p text:style-name="P14"><text:a xlink:type="simple" xlink:href="#__RefHeading___Toc1680_1525020944" text:style-name="Index_20_Link" text:visited-style-name="Index_20_Link">3.2 <text:s/>Characteristics of Cryptographic Hashes<text:tab/>5</text:a></text:p>
          <text:p text:style-name="P13"><text:a xlink:type="simple" xlink:href="#__RefHeading___Toc1682_1525020944" text:style-name="Index_20_Link" text:visited-style-name="Index_20_Link">Chapter 4. <text:s/>A canonical cryptographic hash proposal<text:tab/>5</text:a></text:p>
          <text:p text:style-name="P14"><text:a xlink:type="simple" xlink:href="#__RefHeading___Toc1684_1525020944" text:style-name="Index_20_Link" text:visited-style-name="Index_20_Link">4.1 <text:s/>Syntax of the canonical hash<text:tab/>5</text:a></text:p>
          <text:p text:style-name="P14"><text:a xlink:type="simple" xlink:href="#__RefHeading___Toc1686_1525020944" text:style-name="Index_20_Link" text:visited-style-name="Index_20_Link">4.2 <text:s/>Canonical hash table<text:tab/>5</text:a></text:p>
          <text:p text:style-name="P13"><text:a xlink:type="simple" xlink:href="#__RefHeading___Toc1688_1525020944" text:style-name="Index_20_Link" text:visited-style-name="Index_20_Link">Chapter 5. <text:s/>Disadvantages of the Canonical Hash Representation<text:tab/>6</text:a></text:p>
          <text:p text:style-name="P14"><text:a xlink:type="simple" xlink:href="#__RefHeading___Toc1700_1525020944" text:style-name="Index_20_Link" text:visited-style-name="Index_20_Link">5.1 <text:s/>Multiple tables for Canonical Hasha<text:tab/>6</text:a></text:p>
          <text:p text:style-name="P14"><text:a xlink:type="simple" xlink:href="#__RefHeading___Toc1702_1525020944" text:style-name="Index_20_Link" text:visited-style-name="Index_20_Link">5.2 <text:s/>Hex encoding takes more storage<text:tab/>6</text:a></text:p>
          <text:p text:style-name="P14"><text:a xlink:type="simple" xlink:href="#__RefHeading___Toc1704_1525020944" text:style-name="Index_20_Link" text:visited-style-name="Index_20_Link">5.3 <text:s/>The Hash ID prefix takes negligible additional storage<text:tab/>6</text:a></text:p>
          <text:p text:style-name="P13"><text:a xlink:type="simple" xlink:href="#__RefHeading___Toc1690_1525020944" text:style-name="Index_20_Link" text:visited-style-name="Index_20_Link">Chapter 6. <text:s/>Advantages of the Canonical Hash Representation<text:tab/>6</text:a></text:p>
          <text:p text:style-name="P14"><text:a xlink:type="simple" xlink:href="#__RefHeading___Toc1692_1525020944" text:style-name="Index_20_Link" text:visited-style-name="Index_20_Link">6.1 <text:s/>Alternate names for idempotent content addressable data.<text:tab/>6</text:a></text:p>
          <text:p text:style-name="P14"><text:a xlink:type="simple" xlink:href="#__RefHeading___Toc1694_1525020944" text:style-name="Index_20_Link" text:visited-style-name="Index_20_Link">6.2 <text:s/>HASH ID as a magic number<text:tab/>7</text:a></text:p>
          <text:p text:style-name="P14"><text:a xlink:type="simple" xlink:href="#__RefHeading___Toc1696_1525020944" text:style-name="Index_20_Link" text:visited-style-name="Index_20_Link">6.3 <text:s/>Converting older hash representations<text:tab/>7</text:a></text:p>
          <text:p text:style-name="P14"><text:a xlink:type="simple" xlink:href="#__RefHeading___Toc1698_1525020944" text:style-name="Index_20_Link" text:visited-style-name="Index_20_Link">6.4 <text:s/>Conversion programs<text:tab/>7</text:a></text:p>
        </text:index-body>
      </text:table-of-content>
      <text:h text:style-name="P18" text:outline-level="1"><text:bookmark-start text:name="_Toc85736172"/><text:bookmark-start text:name="__RefHeading___Toc1662_1525020944"/>Introduction<text:bookmark-end text:name="_Toc85736172"/><text:bookmark-end text:name="__RefHeading___Toc1662_1525020944"/></text:h>
      <text:h text:style-name="P21" text:outline-level="2"><text:bookmark-start text:name="__RefHeading___Toc1664_1525020944"/>Challenges of Cryptographic Hashes<text:bookmark-end text:name="__RefHeading___Toc1664_1525020944"/></text:h>
      <text:p text:style-name="P28">Cryptographic Hashes are like opinions, it seems that everyone hash one. <text:s/>The good news is that cryptographic hashes keep evolving as our understanding of cryptographiy evolves and the power of compuational devices evolves, we keep finding new weaknesses in old cryptographic hashes (it is possible to generate two texts that generate the same cryptographic hash). <text:s/>This weakness may not be strictly <text:span text:style-name="T3">a problem in many applications.</text:span></text:p>
      <text:p text:style-name="P29">My favorite example is “git” a brillieant piece of software developed by Linus Torvalds to manage versions of software applications, text documents, etc. and to also manage the process of making different versions (or branches) that can be uniquely identified. <text:s/>Linus chose to use sha1 as the cryptographic hash wich is used to insure that it is easy to detect when a document has changed.</text:p>
      <text:p text:style-name="P29">Although it has been shown [CITATION NEEDED] that it is possible for collisions to occur where two different documents generate the same hash, an actual collision is unlikely. <text:s/>However, as things stand, there is no easy mechanism for identifying the specific cryptographic hash used by an application and there for no mechanism for changing the cryptographic hash in use.</text:p>
      <text:h text:style-name="Heading_20_2" text:outline-level="2"><text:bookmark-start text:name="__RefHeading___Toc1666_1525020944"/>A proposal for a canonical representation<text:bookmark-end text:name="__RefHeading___Toc1666_1525020944"/></text:h>
      <text:p text:style-name="P29">In this paper a canonical representation is proposed for the representation of cryptographic hashes is proposed. <text:s/>This canonical representation <text:span text:style-name="T4">will attempt to solve two problems at the same time. <text:s/>Although it is impossible to “reverse” a cryptographic hash to go from the hash back to the source document, due to the number of different cryptographic hash algorithms that evolve over time, it is likely that at some point in the future there are computational advantages (or representation advantages) to describe data with a different cryptographic hash.</text:span></text:p>
      <text:h text:style-name="Heading_20_2" text:outline-level="2"><text:bookmark-start text:name="__RefHeading___Toc1668_1525020944"/>It is all about versions<text:bookmark-end text:name="__RefHeading___Toc1668_1525020944"/></text:h>
      <text:p text:style-name="P30">After 70+ years of the computing mileau one of hte things that has become apparent is that as time marches on, things change. <text:s/>When you want to compare two results that differ in time, one of the first questions is to know the version of the programs that processed the data in order to perform “apples to apples” comparisons rather than “apples to oranges” comparisons.</text:p>
      <text:h text:style-name="P19" text:outline-level="1"><text:bookmark-start text:name="__RefHeading___Toc1670_1525020944"/>Hash Representations<text:bookmark-end text:name="__RefHeading___Toc1670_1525020944"/></text:h>
      <text:h text:style-name="P22" text:outline-level="2"><text:bookmark-start text:name="__RefHeading___Toc1672_1525020944"/>Hash Codes as data<text:bookmark-end text:name="__RefHeading___Toc1672_1525020944"/></text:h>
      <text:p text:style-name="P30">When you represent a hash code in stored data, there are many ways to represent the stored information. <text:s/>Since most cryptographic hash codes <text:span text:style-name="T5">are longer than the computer word size of contemporary computers, there are two common methods of storing the cryptographic:</text:span></text:p>
      <text:list xml:id="list846565065" text:style-name="L1">
        <text:list-item>
          <text:p text:style-name="P32"><text:soft-page-break/>As an array of bytes of the binary value of the cryptographic hash, but this then begs the question of whether to use little-endian or big-endian storage format.</text:p>
        </text:list-item>
        <text:list-item>
          <text:p text:style-name="P32">As a text string of the hex encoded bytes of the cryptographic hash.</text:p>
        </text:list-item>
      </text:list>
      <text:p text:style-name="P31">The latter is often used for external printed representations of cryptographic hashes. <text:s/>In fact all of the popular command line applications produce this output from the most significant bit to the least significant bit (or in this case nybbles<text:note text:id="ftn0" text:note-class="footnote"><text:note-citation>1</text:note-citation><text:note-body><text:p text:style-name="P17">A nybble or nibble is the single hex digit [0-9A-F] representing four bits of the hash.</text:p></text:note-body></text:note>). <text:s/>Many Software Engineers will choose #1 due to the economy of the smaller storage space. <text:s/>The character hex encoding is at least double the storage of the binary encoding (depending on the size of an underlying character represenation <text:span text:style-name="T6">on a particular machine/OS.</text:span></text:p>
      <text:p text:style-name="P33">At the rapid pace of the decline in price of computer memory, computer processing speed and computer storage, this may be a false economy. <text:s/>The thesis here is that a cryptographic hash should always be represented and stored as a string of hex encoded characters. <text:s/>This is true for both in-memory and on storage device storage of the representations.</text:p>
      <text:h text:style-name="Heading_20_2" text:outline-level="2"><text:bookmark-start text:name="__RefHeading___Toc1674_1525020944"/>Requirements of a canonical representation<text:bookmark-end text:name="__RefHeading___Toc1674_1525020944"/></text:h>
      <text:p text:style-name="P33">A canonical representation must convery more than one piece of information. <text:s/>In addition to the cryptographic hash itself, it must also convey the length of the hash and the identification of the hash program that created the hash. <text:s/>In most cases, but not all, the length of hte hash is implicit in the identification of the hash program.</text:p>
      <text:p text:style-name="P33">In addition, a canonical representation must be distinctly different from all on-storage representations so that there can be no confusion between an older, non-canonical representation that is implicityly “known” by the applications that have been using it and any newer applications that are prepared to process a canonical representation.</text:p>
      <text:p text:style-name="P34">The good news is that given the small number of different codes that are used in hex digits, we have a <text:s/>good selection of alternative characters to represent the additional information.</text:p>
      <text:h text:style-name="P20" text:outline-level="1"><text:bookmark-start text:name="__RefHeading___Toc1676_1525020944"/>An approach to canonical cryptogrphic hash<text:bookmark-end text:name="__RefHeading___Toc1676_1525020944"/></text:h>
      <text:h text:style-name="P23" text:outline-level="2"><text:bookmark-start text:name="__RefHeading___Toc1678_1525020944"/>Creating a cryptographic Hash ID<text:bookmark-end text:name="__RefHeading___Toc1678_1525020944"/></text:h>
      <text:p text:style-name="P34">Starting with the information that summarizes many different types of Cryptographic hashes in Wikipedia<text:note text:id="ftn1" text:note-class="footnote"><text:note-citation>2</text:note-citation><text:note-body><text:p text:style-name="Footnote"><text:s/><text:a xlink:type="simple" xlink:href="https://en.wikipedia.org/wiki/Comparison_of_cryptographic_hash_functions" text:style-name="Internet_20_link" text:visited-style-name="Visited_20_Internet_20_Link">https://en.wikipedia.org/wiki/Comparison_of_cryptographic_hash_functions</text:a> </text:p></text:note-body></text:note> we can create a HASH ID for each of the applications that generates the cryptographic hash. <text:s/>The data from that web page has been tabulated in Table 1. <text:s/>Note that the different ctyptographic hash algorithms have been sorted by their date of publication and then by the sorted name of the Ubuntu/Linux application (if it exists) that will generate the cryptographic hash. <text:s/>The sequential numbered rows of the table are chosen as the HASH ID of the named cryptographic hash.</text:p>
      <text:h text:style-name="P24" text:outline-level="2"><text:bookmark-start text:name="__RefHeading___Toc1680_1525020944"/><text:soft-page-break/>Characteristics of Cryptographic Hashes<text:bookmark-end text:name="__RefHeading___Toc1680_1525020944"/></text:h>
      <text:p text:style-name="P35">There are two fundamental characteristics of generating a cryptogrphic hash. <text:s/>For the same function, these characteristics can include not only the length of the cryptographic hash, but <text:s/><text:span text:style-name="T7">the strength of the algorithm used to generate the hash. <text:s/>Since the same application can generate different cryptographics hashes of the same length, but a mechanism to insure that the same parameters are used in re-creating the cryptographic has for verification.</text:span></text:p>
      <text:p text:style-name="P36">Previous cryptographic hash functions have always assumed that they were parameterless so that given the same source file, they would always generate the same cryptographic hash.</text:p>
      <text:h text:style-name="Heading_20_1" text:outline-level="1"><text:bookmark-start text:name="__RefHeading___Toc1682_1525020944"/>A canonical cryptographic hash proposal<text:bookmark-end text:name="__RefHeading___Toc1682_1525020944"/></text:h>
      <text:h text:style-name="Heading_20_2" text:outline-level="2"><text:bookmark-start text:name="__RefHeading___Toc1684_1525020944"/>Syntax of the canonical hash<text:bookmark-end text:name="__RefHeading___Toc1684_1525020944"/></text:h>
      <text:p text:style-name="Text_20_body">&lt;<text:span text:style-name="T8">HASH ID&gt;&lt;optional parameter&gt;&lt;;</text:span><text:span text:style-name="T9">optional parameter&gt;</text:span><text:span text:style-name="T8">...:Cryptographic hash</text:span><text:span text:style-name="T10">[\n\0]</text:span></text:p>
      <text:p text:style-name="P37">The HashID is the number from Table1. <text:s/>The optional parameter(s) are any sequence of characters followed by a semicolon (“;”) or a colon (“:”). <text:s/>If a parameter is followed by a semicolon, it means that another parameter follows. <text:s/>If its followe by a colon, it means that the cryptographic hash follows. <text:s/><text:span text:style-name="T10">Note that the canonical representation can be terninated by a new line character or by a null character.</text:span></text:p>
      <text:h text:style-name="Heading_20_2" text:outline-level="2"><text:bookmark-start text:name="__RefHeading___Toc1686_1525020944"/>Canonical <text:span text:style-name="T10">hash table</text:span><text:bookmark-end text:name="__RefHeading___Toc1686_1525020944"/></text:h>
      <text:p text:style-name="P38">The Table 1 of Canonical HASH ID is only one of several tables that are affiliated with Canonical Hashes.</text:p>
      <text:p text:style-name="P38">The Table 2 of Canonical HASH Length specifies for each Canonical Hash ID the default length (in bits) of the default hash that is generated. <text:s/>Note that for Blake 3 (and possibly others) the default length my depend on additional parameters which are specified when the cryptographic hash sum application is invoked.</text:p>
      <text:p text:style-name="P38">The Table <text:span text:style-name="T11">3</text:span> of Canonical HASH Parameters will specifythe optional parameters which may be usind in the invocation of the cryptographic hash sum application. <text:s/>The parameters may be indexed by and optional parameter ID which is used in the canonical representation as the optional parameter.</text:p>
      <text:p text:style-name="P38">The Table <text:span text:style-name="T11">4 </text:span>of Canonical HASH OS will specify the mapping of the HASH ID to the name of the executable program for a specific operating system. <text:s/>In addition, the full “path” of the location on that system for the program is also given.</text:p>
      <text:p text:style-name="P39">The Table 6 of Canonical HASH HASH will specify the sha256sum cryptographic hash of the executable program. <text:s/>If, instead of using a an operating system/path/program invocation of the program, an operating system may choose to retrieve the executable program from Content Addressable Memory that provides a machine independent executable (which can include a mechanism for locating a machine dependent executable) to load and compute a cryptographic Hash.</text:p>
      <text:h text:style-name="Heading_20_1" text:outline-level="1"><text:bookmark-start text:name="__RefHeading___Toc1688_1525020944"/><text:soft-page-break/>Disadvantages of the Canonical Hash Representation<text:bookmark-end text:name="__RefHeading___Toc1688_1525020944"/></text:h>
      <text:h text:style-name="Heading_20_2" text:outline-level="2"><text:bookmark-start text:name="__RefHeading___Toc1700_1525020944"/>Multiple tables for Canonical Hasha<text:bookmark-end text:name="__RefHeading___Toc1700_1525020944"/></text:h>
      <text:p text:style-name="P26">The biggest disadvantage of the Canonical Hash Representation is that multiple tables for the Canonical Hash must be retrievable and available for computing cryptographic hashes correctly. <text:s/>These tables must each contain a date/time stamp for when they are created. <text:s/>An implicit version number for the tables. <text:s/>These table will get replaced over time by later versions that are up to date with additional refinements (e.g., new cryptographic hash programs, or new parameters for new versions of existing programs). <text:s/>If a newer version of a program is not backwards compatible with an older version, it must be given a new name.</text:p>
      <text:h text:style-name="Heading_20_2" text:outline-level="2"><text:bookmark-start text:name="__RefHeading___Toc1702_1525020944"/>Hex encoding takes more storage<text:bookmark-end text:name="__RefHeading___Toc1702_1525020944"/></text:h>
      <text:p text:style-name="P27">The second disadvantage is that the character hex encoding of the hash takes up to twice the amount of storage for each hash. <text:s/>Since the hashes typically encode only the metadata, this is not necessarily a huge drawback.</text:p>
      <text:h text:style-name="Heading_20_2" text:outline-level="2"><text:bookmark-start text:name="__RefHeading___Toc1704_1525020944"/>The Hash ID prefix takes negligible additional storage<text:bookmark-end text:name="__RefHeading___Toc1704_1525020944"/></text:h>
      <text:p text:style-name="P27">The third drawback is that the HASH ID prefix in the canonical form represents an additional overhead for each hash. <text:s/>Current trends are that smaller hashes are more vulnerable and more robust hashes are longer hashes. <text:s/>Typically the HASH ID will represent about 1/2 of 1 percent of the hash storage and will be even smaller as hashes grow longer.</text:p>
      <text:h text:style-name="Heading_20_1" text:outline-level="1"><text:bookmark-start text:name="__RefHeading___Toc1690_1525020944"/>Advantages of the Canonical Hash Representation<text:bookmark-end text:name="__RefHeading___Toc1690_1525020944"/></text:h>
      <text:p text:style-name="Text_20_body">There are two great advantages to the Canonical representation.</text:p>
      <text:h text:style-name="Heading_20_2" text:outline-level="2"><text:bookmark-start text:name="__RefHeading___Toc1692_1525020944"/>Alternate names for idempotent content addressable data.<text:bookmark-end text:name="__RefHeading___Toc1692_1525020944"/></text:h>
      <text:p text:style-name="P40">At the time that a source “chunk” of data is stored in an object store, the default may be too choose the most advance cryptographic hash algorithm available. <text:s/>The content addressable hash name of the chunk of data is the hash using the latest algorithm. <text:s/>But at the time that the data is stored, content addressable names using older cryptographic hashes can be generated and stored in an object store. <text:s/>The content of these objects is the newer canonical representation. <text:s/>An older application may look for the &lt;sha256 ID&gt;:DEADBEEF name of the content addressable data. <text:s/>There is an object created by that name which may contain &lt;sha512 ID&gt;:SADDAD so that the application knows that it must use that name to look up the content and load an application <text:span text:style-name="T12">that can process &lt;sha512 ID&gt; hashes to verify the integrity of the data.</text:span></text:p>
      <text:p text:style-name="P41">Note that at the time &lt;sha512 ID&gt;:SADDAD is created, the hosting machine may create a low priority background task to create alternate, older hash names that will point to SADDAD. <text:s/><text:soft-page-break/>Objects for &lt;sha256 ID&gt;, &lt;blake2b ID&gt; &lt;sha1 ID&gt; might all be created so that older applications are still able to locate newer data. <text:s/>In combination with the notion of Hash ID as magic number it may mean that older applications may never become obsolete.</text:p>
      <text:p text:style-name="P41">Similarly when newer applications are looking for data generated by older applications they can use older Content Addressable Names to look for an older version of data and then run a background task to convert an older object into the new format, Create a pointer to the newer object in the old format, then delete the older version of the object although it can still be located by older applications.</text:p>
      <text:h text:style-name="Heading_20_2" text:outline-level="2"><text:bookmark-start text:name="__RefHeading___Toc1694_1525020944"/>HASH ID as a magic number<text:bookmark-end text:name="__RefHeading___Toc1694_1525020944"/></text:h>
      <text:p text:style-name="P41">In the Unix/Linux paradigm, each executable program contains a prefix which is a “magic number” which identifies to the “exec” program how to execute the program. <text:s/>The simplest example is the string “#!/bin/bash” which is encoded at the beginning of well formed bash scripts. <text:s/>This instructs the “exec” program to load the “bash” program and provide the script as input to “bash.” <text:s/>In a similar fashion, the HASH ID and content addressable name of an application can be used to construct an identification that an application is for an Intel CPU, AMD CPU, ARM CPU, RISC 5 CPU, etc. <text:s/>In the future this my involve using a machine independent container to create a virtual local or remote machine to execute the application and its data and provide the results back to the user.</text:p>
      <text:h text:style-name="Heading_20_2" text:outline-level="2"><text:bookmark-start text:name="__RefHeading___Toc1696_1525020944"/>Converting older hash representations<text:bookmark-end text:name="__RefHeading___Toc1696_1525020944"/></text:h>
      <text:p text:style-name="P42">None of the existing programs have used a similar format for storing cryptographic hash ID. <text:s/>The existing git applications all assume that the hashnames for the git objects are in sha1 format. <text:s/>A new version of git could convert each of these objects from sha1 to sha256 in the canonical format. <text:s/>This would insure that the existing git repositories that have been untouched could still be read by both old and new versions of git. <text:s/>Over time, all of the old git applications could be retired since the newer versions are backwards compatible and can continue to convert repositories as they are encountered.</text:p>
      <text:h text:style-name="Heading_20_2" text:outline-level="2"><text:bookmark-start text:name="__RefHeading___Toc1698_1525020944"/>Conversion programs<text:bookmark-end text:name="__RefHeading___Toc1698_1525020944"/></text:h>
      <text:p text:style-name="P42">Applications don’t really want to deal with “hashed” versions of data. <text:s/>They prefer to deal with original source. <text:s/>The “read” functions could be generalized to recognize the canonical form of the cryptographic hash and silently interpose to take objects stored/indexed by older hash codes and return only the source data. <text:s/>Similarly the “write” functions for hashed objects can provide updated content addressable “chunks” for future storage of da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entury Gothic" svg:font-family="'Century Gothic'"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loext:opacity="0%" style:font-name="Calibri" fo:font-size="10pt" fo:language="en" fo:country="US" style:letter-kerning="false" style:font-name-asian="Calibri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text-properties fo:font-size="11pt" fo:language="uk" fo:country="UA" style:font-size-asian="11pt"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0835in" style:contextual-spacing="false" fo:text-indent="0.5in" style:auto-text-indent="false"/>
      <style:text-properties style:font-name="Times New Roman" fo:font-family="'Times New Roman'" style:font-family-generic="roman" style:font-pitch="variable" fo:font-size="12pt" style:font-size-asian="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Standard" style:next-style-name="Standard" style:auto-update="true" style:default-outline-level="1" style:class="text">
      <style:paragraph-properties fo:margin-top="0in" fo:margin-bottom="0.1252in" style:contextual-spacing="false" fo:line-height="100%" fo:keep-together="always" fo:hyphenation-ladder-count="no-limit" fo:keep-with-next="always" style:vertical-align="baseline"/>
      <style:text-properties fo:font-variant="small-caps" fo:color="#4472c4" loext:opacity="100%" style:font-name="Times New Roman Bold" fo:font-family="'Times New Roman Bold'" style:font-family-generic="roman" style:font-pitch="variable" fo:font-size="16pt" fo:letter-spacing="0.0138in" fo:language="en" fo:country="US" fo:font-weight="bold" style:letter-kerning="true" style:font-name-asian="Times New Roman1" style:font-family-asian="'Times New Roman'" style:font-family-generic-asian="system" style:font-pitch-asian="variable" style:font-size-asian="16pt" style:language-asian="zh" style:country-asian="CN" style:font-weight-asian="bold" style:font-size-complex="10pt" fo:hyphenate="false" fo:hyphenation-remain-char-count="2" fo:hyphenation-push-char-count="2" loext:hyphenation-no-caps="false"/>
    </style:style>
    <style:style style:name="Heading_20_2" style:display-name="Heading 2" style:family="paragraph" style:parent-style-name="Standard" style:next-style-name="Text_20_body" style:auto-update="true" style:default-outline-level="2" style:class="text">
      <style:paragraph-properties fo:margin-top="0.1665in" fo:margin-bottom="0.1181in" style:contextual-spacing="false" style:line-height-at-least="0.1665in" fo:keep-together="always" fo:hyphenation-ladder-count="no-limit" fo:keep-with-next="always" style:vertical-align="baseline"/>
      <style:text-properties fo:text-transform="uppercase" fo:color="#4472c4" loext:opacity="100%" style:font-name="Times New Roman" fo:font-family="'Times New Roman'" style:font-family-generic="roman" style:font-pitch="variable" fo:font-size="12pt" fo:language="en" fo:country="US" style:letter-kerning="true" style:font-name-asian="Times New Roman1" style:font-family-asian="'Times New Roman'" style:font-family-generic-asian="system" style:font-pitch-asian="variable" style:font-size-asian="12pt" style:language-asian="zh" style:country-asian="CN" style:font-size-complex="10pt"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class="text" style:master-page-name="">
      <style:paragraph-properties fo:margin-top="0.2201in" fo:margin-bottom="0.1701in" style:contextual-spacing="false" style:line-height-at-least="0.1665in" fo:keep-together="always" fo:hyphenation-ladder-count="no-limit" style:page-number="auto" fo:keep-with-next="always" style:vertical-align="baseline">
        <style:tab-stops/>
      </style:paragraph-properties>
      <style:text-properties fo:color="#4472c4" loext:opacity="100%" style:font-name="Times New Roman" fo:font-family="'Times New Roman'" style:font-family-generic="roman" style:font-pitch="variable" fo:font-size="12pt" fo:language="en" fo:country="US" fo:font-style="italic" style:letter-kerning="true" style:font-name-asian="Times New Roman1" style:font-family-asian="'Times New Roman'" style:font-family-generic-asian="system" style:font-pitch-asian="variable" style:font-size-asian="12pt" style:language-asian="zh" style:country-asian="CN" style:font-style-asian="italic" style:font-size-complex="10pt" fo:hyphenate="false" fo:hyphenation-remain-char-count="2" fo:hyphenation-push-char-count="2" loext:hyphenation-no-caps="false"/>
    </style:style>
    <style:style style:name="Heading_20_4" style:display-name="Heading 4" style:family="paragraph" style:parent-style-name="Standard" style:next-style-name="Standard" style:default-outline-level="4" style:class="text">
      <style:paragraph-properties fo:margin-top="0in" fo:margin-bottom="0in" style:contextual-spacing="false" style:line-height-at-least="0.1665in" fo:keep-together="always" fo:hyphenation-ladder-count="no-limit" fo:keep-with-next="always" style:vertical-align="baseline"/>
      <style:text-properties fo:font-variant="small-caps" style:font-name="Arial" fo:font-family="Arial" style:font-family-generic="roman" style:font-pitch="variable" fo:font-size="11.5pt" fo:language="en" fo:country="US" style:letter-kerning="true" style:font-name-asian="Times New Roman1" style:font-family-asian="'Times New Roman'" style:font-family-generic-asian="system" style:font-pitch-asian="variable" style:font-size-asian="11.5pt" style:language-asian="zh" style:country-asian="CN" style:font-size-complex="10pt" fo:hyphenate="false" fo:hyphenation-remain-char-count="2" fo:hyphenation-push-char-count="2" loext:hyphenation-no-caps="false"/>
    </style:style>
    <style:style style:name="Heading_20_5" style:display-name="Heading 5" style:family="paragraph" style:parent-style-name="Standard" style:next-style-name="Standard" style:default-outline-level="5" style:class="text">
      <style:paragraph-properties fo:margin-top="0in" fo:margin-bottom="0in" style:contextual-spacing="false" style:line-height-at-least="0.1665in" fo:keep-together="always" fo:hyphenation-ladder-count="no-limit" fo:keep-with-next="always" style:vertical-align="baseline"/>
      <style:text-properties style:font-name="Arial" fo:font-family="Arial" style:font-family-generic="roman" style:font-pitch="variable" fo:language="en" fo:country="US" style:letter-kerning="true" style:font-name-asian="Times New Roman1" style:font-family-asian="'Times New Roman'" style:font-family-generic-asian="system" style:font-pitch-asian="variable" style:language-asian="zh" style:country-asian="CN" style:font-size-complex="10pt" fo:hyphenate="false" fo:hyphenation-remain-char-count="2" fo:hyphenation-push-char-count="2" loext:hyphenation-no-caps="false"/>
    </style:style>
    <style:style style:name="Heading_20_6" style:display-name="Heading 6" style:family="paragraph" style:parent-style-name="Standard" style:next-style-name="Standard" style:default-outline-level="6" style:class="text">
      <style:paragraph-properties fo:margin-top="0in" fo:margin-bottom="0in" style:contextual-spacing="false" style:line-height-at-least="0.1665in" fo:keep-together="always" fo:hyphenation-ladder-count="no-limit" fo:keep-with-next="always" style:vertical-align="baseline"/>
      <style:text-properties style:font-name="Arial" fo:font-family="Arial" style:font-family-generic="roman" style:font-pitch="variable" fo:language="en" fo:country="US" fo:font-style="italic" style:letter-kerning="true" style:font-name-asian="Times New Roman1" style:font-family-asian="'Times New Roman'" style:font-family-generic-asian="system" style:font-pitch-asian="variable" style:language-asian="zh" style:country-asian="CN" style:font-style-asian="italic" style:font-size-complex="10pt" fo:hyphenate="false" fo:hyphenation-remain-char-count="2" fo:hyphenation-push-char-count="2" loext:hyphenation-no-caps="false"/>
    </style:style>
    <style:style style:name="Heading_20_7" style:display-name="Heading 7" style:family="paragraph" style:parent-style-name="Standard" style:next-style-name="Standard" style:default-outline-level="7" style:class="text">
      <style:paragraph-properties fo:margin-left="0.25in" fo:margin-right="0in" fo:margin-top="0.028in" fo:margin-bottom="0in" style:contextual-spacing="false" fo:keep-together="always" fo:text-indent="0in" style:auto-text-indent="false" fo:keep-with-next="always"/>
      <style:text-properties fo:color="#1f4d78"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left="0.25in" fo:margin-right="0in" fo:margin-top="0.028in" fo:margin-bottom="0in" style:contextual-spacing="false" fo:keep-together="always" fo:text-indent="0in" style:auto-text-indent="false"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imes New Roman1" style:font-family-complex="'Times New Roman'" style:font-family-generic-complex="system" style:font-pitch-complex="variable" style:font-size-complex="10.5pt" style:font-style-complex="italic"/>
    </style:style>
    <style:style style:name="Contents_20_1" style:display-name="Contents 1" style:family="paragraph" style:parent-style-name="Standard" style:next-style-name="Standard" style:auto-update="true" style:default-outline-level="" style:class="index">
      <style:paragraph-properties fo:margin-top="0.25in" fo:margin-bottom="0in" style:contextual-spacing="false" fo:line-height="100%">
        <style:tab-stops>
          <style:tab-stop style:position="0.5in"/>
          <style:tab-stop style:position="5.9929in" style:type="right" style:leader-style="dotted" style:leader-text="."/>
        </style:tab-stops>
      </style:paragraph-properties>
      <style:text-properties fo:text-transform="uppercase" style:font-name="Century Gothic" fo:font-family="'Century Gothic'" style:font-family-generic="roman" style:font-pitch="variable" fo:font-size="10pt" fo:language="en" fo:country="US"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font-weight-complex="bold"/>
    </style:style>
    <style:style style:name="Colorful_20_List_20_-_20_Accent_20_11" style:display-name="Colorful List - Accent 11" style:family="paragraph" style:parent-style-name="Standard" style:default-outline-level="">
      <style:paragraph-properties fo:margin-left="0.5in" fo:margin-right="0in" fo:margin-top="0in" fo:margin-bottom="0.139in" style:contextual-spacing="true" fo:text-indent="0in" style:auto-text-indent="false"/>
    </style:style>
    <style:style style:name="Table_20_Text" style:display-name="Table Text" style:family="paragraph" style:default-outline-level="">
      <style:paragraph-properties fo:margin-top="0in" fo:margin-bottom="0in" style:contextual-spacing="false" fo:text-align="start" style:justify-single-word="false" fo:orphans="2" fo:widows="2" style:writing-mode="lr-tb"/>
      <style:text-properties style:font-name="Century Gothic" fo:font-family="'Century Gothic'" style:font-family-generic="roman" style:font-pitch="variable" fo:font-size="8pt" style:font-name-asian="Times New Roman1" style:font-family-asian="'Times New Roman'" style:font-family-generic-asian="system" style:font-pitch-asian="variable" style:font-size-asian="8pt"/>
    </style:style>
    <style:style style:name="Table_20_Text_20_Bold" style:display-name="Table Text Bold" style:family="paragraph" style:parent-style-name="Table_20_Text" style:default-outline-level="">
      <style:text-properties fo:color="#000000" loext:opacity="100%" fo:font-weight="bold" style:font-weight-asian="bold"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3465in" style:type="center"/>
          <style:tab-stop style:position="6.6937in" style:type="right"/>
        </style:tab-stops>
      </style:paragraph-properties>
    </style:style>
    <style:style style:name="Footer" style:family="paragraph" style:parent-style-name="Standard" style:default-outline-level="" style:class="extra">
      <style:paragraph-properties>
        <style:tab-stops>
          <style:tab-stop style:position="3.3465in" style:type="center"/>
          <style:tab-stop style:position="6.6937in" style:type="right"/>
        </style:tab-stops>
      </style:paragraph-properties>
    </style:style>
    <style:style style:name="Footnote" style:family="paragraph" style:parent-style-name="Standard" style:default-outline-level="" style:class="extra">
      <style:paragraph-properties fo:margin-top="0in" fo:margin-bottom="0in" style:contextual-spacing="false" fo:line-height="100%"/>
      <style:text-properties fo:font-size="10pt" style:font-size-asian="10pt"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line-height="108%"/>
    </style:style>
    <style:style style:name="caption" style:family="paragraph" style:parent-style-name="Standard" style:next-style-name="Standard" style:default-outline-level="">
      <style:paragraph-properties fo:line-height="100%"/>
      <style:text-properties fo:color="#44546a" loext:opacity="100%" fo:font-size="9pt" fo:font-style="italic" style:font-size-asian="9pt" style:font-style-asian="italic" style:font-size-complex="9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style:contextual-spacing="false"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Revision" style:family="paragraph" style:default-outline-level="">
      <style:paragraph-properties fo:margin-top="0in" fo:margin-bottom="0in" style:contextual-spacing="false" fo:text-align="start" style:justify-single-word="false" fo:orphans="2" fo:widows="2" style:writing-mode="lr-tb"/>
      <style:text-properties fo:font-size="11pt" fo:language="uk" fo:country="UA" style:font-size-asian="11pt" style:font-size-complex="11pt"/>
    </style:style>
    <style:style style:name="Quote" style:family="paragraph" style:parent-style-name="Standard" style:next-style-name="Standard" style:default-outline-level="">
      <style:paragraph-properties fo:margin-left="0.6in" fo:margin-right="0.6in" fo:margin-top="0.139in" fo:margin-bottom="0.111in" style:contextual-spacing="false" fo:text-align="center" style:justify-single-word="false" fo:text-indent="0in" style:auto-text-indent="false"/>
      <style:text-properties fo:color="#404040" loext:opacity="100%" fo:font-style="italic" style:font-style-asian="italic" style:font-style-complex="italic"/>
    </style:style>
    <style:style style:name="Code_5f_Block" style:display-name="Code_Block" style:family="paragraph" style:parent-style-name="Text_20_body" style:default-outline-level="">
      <style:paragraph-properties fo:margin-top="0.1665in" fo:margin-bottom="0.0835in" style:contextual-spacing="true"/>
      <style:text-properties fo:color="#ed7d31" loext:opacity="100%" style:font-name="Arial Black" fo:font-family="'Arial Black'" style:font-family-generic="roman" style:font-pitch="variable" fo:font-weight="bold" style:font-weight-asian="bold"/>
    </style:style>
    <style:style style:name="Endnote" style:family="paragraph" style:parent-style-name="Standard" style:default-outline-level="" style:class="extra">
      <style:paragraph-properties fo:margin-top="0in" fo:margin-bottom="0in" style:contextual-spacing="false" fo:line-height="100%"/>
      <style:text-properties fo:font-size="10pt" style:font-size-asian="10pt" style:font-size-complex="10pt"/>
    </style:style>
    <style:style style:name="Drawing"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text-properties fo:font-size="11pt" style:font-size-asian="11pt" style:language-asian="en" style:country-asian="US" style:font-size-complex="11pt"/>
    </style:style>
    <style:style style:name="Footer_20_Char" style:display-name="Footer Char" style:family="text">
      <style:text-properties fo:font-size="11pt" style:font-size-asian="11pt" style:language-asian="en" style:country-asian="US" style:font-size-complex="11pt"/>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parent-style-name="Default_20_Paragraph_20_Font">
      <style:text-properties fo:language="uk" fo:country="UA"/>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Unresolved_20_Mention" style:display-name="Unresolved Mention" style:family="text" style:parent-style-name="Default_20_Paragraph_20_Font">
      <style:text-properties fo:color="#808080" loext:opacity="100%" fo:background-color="#e6e6e6"/>
    </style:style>
    <style:style style:name="Heading_20_1_20_Char" style:display-name="Heading 1 Char" style:family="text" style:parent-style-name="Default_20_Paragraph_20_Font">
      <style:text-properties fo:font-variant="small-caps" fo:color="#4472c4" loext:opacity="100%" style:font-name="Times New Roman Bold" fo:font-family="'Times New Roman Bold'" style:font-family-generic="roman" style:font-pitch="variable" fo:font-size="16pt" fo:letter-spacing="0.0138in" fo:font-weight="bold" style:letter-kerning="true" style:font-name-asian="Times New Roman1" style:font-family-asian="'Times New Roman'" style:font-family-generic-asian="system" style:font-pitch-asian="variable" style:font-size-asian="16pt" style:language-asian="zh" style:country-asian="CN" style:font-weight-asian="bold"/>
    </style:style>
    <style:style style:name="Placeholder_20_Text" style:display-name="Placeholder Text" style:family="text" style:parent-style-name="Default_20_Paragraph_20_Font">
      <style:text-properties fo:color="#808080" loext:opacity="100%"/>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fo:language="uk" fo:country="UA" style:font-size-asian="12pt" style:font-size-complex="11pt"/>
    </style:style>
    <style:style style:name="Heading_20_2_20_Char" style:display-name="Heading 2 Char" style:family="text" style:parent-style-name="Default_20_Paragraph_20_Font">
      <style:text-properties fo:text-transform="uppercase" fo:color="#4472c4" loext:opacity="100%" style:font-name="Times New Roman" fo:font-family="'Times New Roman'" style:font-family-generic="roman" style:font-pitch="variable" fo:font-size="12pt" style:letter-kerning="true" style:font-name-asian="Times New Roman1" style:font-family-asian="'Times New Roman'" style:font-family-generic-asian="system" style:font-pitch-asian="variable" style:font-size-asian="12pt" style:language-asian="zh" style:country-asian="CN"/>
    </style:style>
    <style:style style:name="Heading_20_3_20_Char" style:display-name="Heading 3 Char" style:family="text" style:parent-style-name="Default_20_Paragraph_20_Font">
      <style:text-properties fo:color="#4472c4" loext:opacity="100%" style:font-name="Times New Roman" fo:font-family="'Times New Roman'" style:font-family-generic="roman" style:font-pitch="variable" fo:font-size="12pt" fo:font-style="italic" style:letter-kerning="true" style:font-name-asian="Times New Roman1" style:font-family-asian="'Times New Roman'" style:font-family-generic-asian="system" style:font-pitch-asian="variable" style:font-size-asian="12pt" style:language-asian="zh" style:country-asian="CN" style:font-style-asian="italic"/>
    </style:style>
    <style:style style:name="Heading_20_4_20_Char" style:display-name="Heading 4 Char" style:family="text" style:parent-style-name="Default_20_Paragraph_20_Font">
      <style:text-properties fo:font-variant="small-caps" style:font-name="Arial" fo:font-family="Arial" style:font-family-generic="roman" style:font-pitch="variable" fo:font-size="11.5pt" style:letter-kerning="true" style:font-name-asian="Times New Roman1" style:font-family-asian="'Times New Roman'" style:font-family-generic-asian="system" style:font-pitch-asian="variable" style:font-size-asian="11.5pt" style:language-asian="zh" style:country-asian="CN"/>
    </style:style>
    <style:style style:name="Heading_20_5_20_Char" style:display-name="Heading 5 Char" style:family="text" style:parent-style-name="Default_20_Paragraph_20_Font">
      <style:text-properties style:font-name="Arial" fo:font-family="Arial" style:font-family-generic="roman" style:font-pitch="variable" fo:font-size="11pt" style:letter-kerning="true" style:font-name-asian="Times New Roman1" style:font-family-asian="'Times New Roman'" style:font-family-generic-asian="system" style:font-pitch-asian="variable" style:font-size-asian="11pt" style:language-asian="zh" style:country-asian="CN"/>
    </style:style>
    <style:style style:name="Heading_20_6_20_Char" style:display-name="Heading 6 Char" style:family="text" style:parent-style-name="Default_20_Paragraph_20_Font">
      <style:text-properties style:font-name="Arial" fo:font-family="Arial" style:font-family-generic="roman" style:font-pitch="variable" fo:font-size="11pt" fo:font-style="italic" style:letter-kerning="true" style:font-name-asian="Times New Roman1" style:font-family-asian="'Times New Roman'" style:font-family-generic-asian="system" style:font-pitch-asian="variable" style:font-size-asian="11pt" style:language-asian="zh" style:country-asian="CN" style:font-style-asian="italic"/>
    </style:style>
    <style:style style:name="Heading_20_7_20_Char" style:display-name="Heading 7 Char" style:family="text" style:parent-style-name="Default_20_Paragraph_20_Font">
      <style:text-properties fo:color="#1f4d78" loext:opacity="100%" style:font-name="Calibri Light" fo:font-family="'Calibri Light'" style:font-family-generic="roman" style:font-pitch="variable" fo:font-size="11pt" fo:language="uk" fo:country="UA" fo:font-style="italic" style:font-name-asian="Calibri1" style:font-family-asian="Calibri" style:font-family-generic-asian="system" style:font-pitch-asian="variable" style:font-size-asian="11pt" style:font-style-asian="italic" style:font-name-complex="Times New Roman1" style:font-family-complex="'Times New Roman'" style:font-family-generic-complex="system" style:font-pitch-complex="variable" style:font-size-complex="11pt" style:font-style-complex="italic"/>
    </style:style>
    <style:style style:name="Heading_20_8_20_Char" style:display-name="Heading 8 Char" style:family="text" style:parent-style-name="Default_20_Paragraph_20_Font">
      <style:text-properties fo:color="#272727" loext:opacity="100%" style:font-name="Calibri Light" fo:font-family="'Calibri Light'" style:font-family-generic="roman" style:font-pitch="variable" fo:font-size="10.5pt" fo:language="uk" fo:country="UA" style:font-name-asian="Calibri1" style:font-family-asian="Calibri"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Heading_20_9_20_Char" style:display-name="Heading 9 Char" style:family="text" style:parent-style-name="Default_20_Paragraph_20_Font">
      <style:text-properties fo:color="#272727" loext:opacity="100%" style:font-name="Calibri Light" fo:font-family="'Calibri Light'" style:font-family-generic="roman" style:font-pitch="variable" fo:font-size="10.5pt" fo:language="uk" fo:country="UA" fo:font-style="italic" style:font-name-asian="Calibri1" style:font-family-asian="Calibri" style:font-family-generic-asian="system" style:font-pitch-asian="variable" style:font-size-asian="10.5pt" style:font-style-asian="italic" style:font-name-complex="Times New Roman1" style:font-family-complex="'Times New Roman'" style:font-family-generic-complex="system" style:font-pitch-complex="variable" style:font-size-complex="10.5pt" style:font-style-complex="italic"/>
    </style:style>
    <style:style style:name="Subtle_20_Emphasis" style:display-name="Subtle Emphasis" style:family="text" style:parent-style-name="Emphasis">
      <style:text-properties fo:color="#ed7d31" loext:opacity="100%" style:font-name="Arial" fo:font-family="Arial" style:font-family-generic="roman" style:font-pitch="variable" fo:font-size="12pt" fo:font-style="normal" style:font-size-asian="12pt" style:font-style-asian="normal" style:font-style-complex="normal"/>
    </style:style>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uk" fo:country="UA"/>
    </style:style>
    <style:style style:name="Comment_20_Subject_20_Char" style:display-name="Comment Subject Char" style:family="text" style:parent-style-name="Comment_20_Text_20_Char">
      <style:text-properties fo:language="uk" fo:country="UA" fo:font-weight="bold" style:font-weight-asian="bold" style:font-weight-complex="bold"/>
    </style:style>
    <style:style style:name="Quote_20_Char" style:display-name="Quote Char" style:family="text" style:parent-style-name="Default_20_Paragraph_20_Font">
      <style:text-properties fo:color="#404040" loext:opacity="100%" fo:font-size="11pt" fo:language="uk" fo:country="UA" fo:font-style="italic" style:font-size-asian="11pt" style:font-style-asian="italic" style:font-size-complex="11pt" style:font-style-complex="italic"/>
    </style:style>
    <style:style style:name="Code_5f_Block_20_Char" style:display-name="Code_Block Char" style:family="text" style:parent-style-name="Body_20_Text_20_Char">
      <style:text-properties fo:color="#ed7d31" loext:opacity="100%" style:font-name="Arial Black" fo:font-family="'Arial Black'" style:font-family-generic="roman" style:font-pitch="variable" fo:font-size="12pt" fo:language="uk" fo:country="UA" fo:font-weight="bold" style:font-size-asian="12pt" style:font-weight-asian="bold" style:font-size-complex="11pt"/>
    </style:style>
    <style:style style:name="Endnote_20_Text_20_Char" style:display-name="Endnote Text Char" style:family="text" style:parent-style-name="Default_20_Paragraph_20_Font">
      <style:text-properties fo:language="uk" fo:country="UA"/>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Chapter %1%. " style:num-prefix="Chapter " style:num-suffix=". " style:num-format="1">
        <style:list-level-properties text:list-level-position-and-space-mode="label-alignment">
          <style:list-level-label-alignment text:label-followed-by="listtab" fo:text-indent="-0.25in" fo:margin-left="0.25in"/>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fo:text-indent="-0.25in" fo:margin-left="0.5in"/>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fo:text-indent="-0.25in" fo:margin-left="0.75in"/>
        </style:list-level-properties>
      </text:outline-level-style>
      <text:outline-level-style text:level="4" loext:num-list-format="%1%.%2%.%3% .%4% " style:num-suffix=" " style:num-format="1" text:display-levels="4">
        <style:list-level-properties text:list-level-position-and-space-mode="label-alignment">
          <style:list-level-label-alignment text:label-followed-by="listtab" fo:text-indent="-0.25in" fo:margin-left="1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25in" fo:margin-left="1.25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25in" fo:margin-left="1.5in"/>
        </style:list-level-properties>
      </text:outline-level-style>
      <text:outline-level-style text:level="7" loext:num-list-format="Appendix %7%. " style:num-prefix="Appendix " style:num-suffix=". " style:num-format="A" style:num-letter-sync="true">
        <style:list-level-properties text:list-level-position-and-space-mode="label-alignment">
          <style:list-level-label-alignment text:label-followed-by="listtab" fo:text-indent="-0.25in" fo:margin-left="1.75in"/>
        </style:list-level-properties>
      </text:outline-level-style>
      <text:outline-level-style text:level="8" loext:num-list-format="%7%.%8%" style:num-format="1" text:display-levels="2">
        <style:list-level-properties text:list-level-position-and-space-mode="label-alignment">
          <style:list-level-label-alignment text:label-followed-by="listtab" fo:text-indent="-0.25in" fo:margin-left="2in"/>
        </style:list-level-properties>
      </text:outline-level-style>
      <text:outline-level-style text:level="9" loext:num-list-format="%7%.%8%.%9%" style:num-format="1" text:display-levels="3">
        <style:list-level-properties text:list-level-position-and-space-mode="label-alignment">
          <style:list-level-label-alignment text:label-followed-by="listtab" fo:text-indent="-0.25in" fo:margin-left="2.25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fo:text-indent="-0.25in" fo:margin-left="0.5in"/>
        </style:list-level-properties>
        <style:text-properties fo:font-family="Cambria"/>
      </text:list-level-style-bullet>
      <text:list-level-style-bullet text:level="2" text:style-name="ListLabel_20_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3"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charset="x-symbol"/>
      </text:list-level-style-bullet>
      <text:list-level-style-bullet text:level="7"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Chapter %1%. " style:num-prefix="Chapter " style:num-suffix=". "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 style:num-suffix=" "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loext:num-list-format="%1%.%2%.%3% " style:num-suffix=" " style:num-format="1" text:display-levels="3">
        <style:list-level-properties text:list-level-position-and-space-mode="label-alignment">
          <style:list-level-label-alignment text:label-followed-by="listtab" fo:text-indent="-0.25in" fo:margin-left="0.75in"/>
        </style:list-level-properties>
      </text:list-level-style-number>
      <text:list-level-style-number text:level="4" loext:num-list-format="%1%.%2%.%3% .%4% " style:num-suffix=" " style:num-format="1" text:display-levels="4">
        <style:list-level-properties text:list-level-position-and-space-mode="label-alignment">
          <style:list-level-label-alignment text:label-followed-by="listtab" fo:text-indent="-0.25in" fo:margin-left="1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25in" fo:margin-left="1.2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25in" fo:margin-left="1.5in"/>
        </style:list-level-properties>
      </text:list-level-style-number>
      <text:list-level-style-number text:level="7" loext:num-list-format="Appendix %7%. " style:num-prefix="Appendix " style:num-suffix=". "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8" loext:num-list-format="%7%.%8%"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9" loext:num-list-format="%7%.%8%.%9%"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25in" style:type="center"/>
          <style:tab-stop style:position="6.5in" style:type="right"/>
        </style:tab-stops>
      </style:paragraph-properties>
    </style:style>
    <style:style style:name="MP2" style:family="paragraph" style:parent-style-name="Footer">
      <style:paragraph-properties fo:line-height="100%" fo:text-align="center" style:justify-single-word="false"/>
      <style:text-properties fo:language="en" fo:country="US"/>
    </style:style>
    <style:style style:name="MP3" style:family="paragraph" style:parent-style-name="Footer">
      <style:paragraph-properties fo:line-height="100%"/>
    </style:style>
    <style:style style:name="MP4" style:family="paragraph" style:parent-style-name="Footer">
      <style:paragraph-properties fo:line-height="100%"/>
      <style:text-properties fo:language="en" fo:country="US"/>
    </style:style>
    <style:style style:name="MP5" style:family="paragraph" style:parent-style-name="Footer">
      <style:paragraph-properties fo:line-height="100%" fo:text-align="center" style:justify-single-word="false" fo:padding-left="0in" fo:padding-right="0in" fo:padding-top="0in" fo:padding-bottom="0.0138in" fo:border-left="none" fo:border-right="none" fo:border-top="none" fo:border-bottom="1.5pt solid #000000"/>
      <style:text-properties fo:language="en" fo:country="US"/>
    </style:style>
    <style:style style:name="MP6" style:family="paragraph" style:parent-style-name="Footer">
      <style:paragraph-properties fo:line-height="100%"/>
      <style:text-properties fo:language="en" fo:country="US" officeooo:paragraph-rsid="00047476"/>
    </style:style>
    <style:style style:name="MP7" style:family="paragraph" style:parent-style-name="Footer">
      <style:paragraph-properties fo:line-height="100%"/>
      <style:text-properties fo:language="en" fo:country="US" officeooo:paragraph-rsid="00124889"/>
    </style:style>
    <style:style style:name="MT1" style:family="text">
      <style:text-properties fo:language="en" fo:country="US"/>
    </style:style>
    <style:style style:name="MT2" style:family="text">
      <style:text-properties officeooo:rsid="0023d8c4"/>
    </style:style>
    <style:style style:name="MT3" style:family="text">
      <style:text-properties officeooo:rsid="00124889"/>
    </style:style>
    <style:page-layout style:name="Mpm1">
      <style:page-layout-properties fo:page-width="8.2681in" fo:page-height="11.6929in" style:num-format="1" style:print-orientation="portrait" fo:margin-top="0.4902in" fo:margin-bottom="0.4902in" fo:margin-left="1in" fo:margin-right="0.75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598in" fo:margin-left="0in" fo:margin-right="0in" fo:margin-bottom="0.2201in" style:dynamic-spacing="true"/>
      </style:header-style>
      <style:footer-style>
        <style:header-footer-properties fo:min-height="0.5098in" fo:margin-left="0in" fo:margin-right="0in" fo:margin-top="0.4701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itle>Canonical Cryptographic Hash</text:title><text:tab/><text:tab/><text:initial-creator>Robert E. Novak;Caitlin Bestler</text:initial-creator></text:p>
      </style:header>
      <style:footer>
        <text:p text:style-name="MP2">________________________________________________________</text:p>
        <text:p text:style-name="MP3"><text:span text:style-name="MT1">Sea2Cloud, Inc.<text:tab/>Company Proprietary and Confidential<text:tab/>Page </text:span><text:span text:style-name="MT1"><text:page-number style:num-format="1" text:select-page="current">7</text:page-number></text:span><text:span text:style-name="MT1"><text:s/>of </text:span><text:span text:style-name="MT1"><text:page-count style:num-format="1">7</text:page-count></text:span></text:p>
        <text:p text:style-name="MP4"><text:tab/>© 202<text:span text:style-name="MT2">2</text:span> Robert E. Novak</text:p>
      </style:footer>
    </style:master-page>
    <style:master-page style:name="First_20_Page" style:display-name="First Page" style:page-layout-name="Mpm1" draw:style-name="Mdp1" style:next-style-name="Standard">
      <style:header>
        <text:p text:style-name="Header"/>
      </style:header>
      <style:footer>
        <text:p text:style-name="MP5"/>
        <text:p text:style-name="MP3"><text:span text:style-name="MT1">10/22/2021 10:08 PM Rev. </text:span><text:span text:style-name="MT1"><text:editing-cycles>8</text:editing-cycles></text:span><text:span text:style-name="MT1"><text:tab/><text:tab/>Page </text:span><text:span text:style-name="MT1"><text:page-number style:num-format="1" text:select-page="current">1</text:page-number></text:span><text:span text:style-name="MT1"><text:s/>of </text:span><text:span text:style-name="MT1"><text:page-count style:num-format="1">7</text:page-count></text:span></text:p>
        <text:p text:style-name="MP6">Sea2Cloud, Inc.<text:tab/>Company Proprietary and Confidential</text:p>
        <text:p text:style-name="MP7"><text:tab/>© 202<text:span text:style-name="MT3">2</text:span> Robert E. Novak</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anonical Cryptographic Hash</dc:title>
    <dc:subject>Normalizing how Cryptographic Hashes are stored</dc:subject>
    <meta:initial-creator>Robert E. Novak;Caitlin Bestler</meta:initial-creator>
    <meta:editing-cycles>8</meta:editing-cycles>
    <meta:creation-date>2021-12-09T14:44:00</meta:creation-date>
    <dc:date>2022-04-10T15:31:24.760437872</dc:date>
    <meta:editing-duration>PT2H46M54S</meta:editing-duration>
    <meta:generator>LibreOffice/7.2.6.2$Linux_AARCH64 LibreOffice_project/20$Build-2</meta:generator>
    <meta:keyword>Cryptographic hash canonical normalization</meta:keyword>
    <dc:creator>Robert Novak</dc:creator>
    <meta:document-statistic meta:table-count="0" meta:image-count="0" meta:object-count="0" meta:page-count="7" meta:paragraph-count="91" meta:word-count="2352" meta:character-count="14608" meta:non-whitespace-character-count="12263"/>
    <meta:user-defined meta:name="AppVersion">16.0000</meta:user-defined>
    <meta:user-defined meta:name="Company">Sea2Cloud, Inc.</meta:user-defined>
    <meta:template xlink:type="simple" xlink:actuate="onRequest" xlink:title="Normal.dotm" xlink:href=""/>
  </office:meta>
</office:document-meta>
</file>